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7.504cm"/>
    </style:style>
    <style:style style:name="Tabla1.B" style:family="table-column">
      <style:table-column-properties style:column-width="2.399cm"/>
    </style:style>
    <style:style style:name="Tabla1.C" style:family="table-column">
      <style:table-column-properties style:column-width="7.10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c456" officeooo:paragraph-rsid="0016c456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6c456" officeooo:paragraph-rsid="0016c456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16c456" officeooo:paragraph-rsid="0016c456"/>
    </style:style>
    <style:style style:name="P4" style:family="paragraph" style:parent-style-name="Table_20_Contents">
      <style:paragraph-properties fo:text-align="center" style:justify-single-word="false"/>
      <style:text-properties officeooo:rsid="0016c456" officeooo:paragraph-rsid="0016c456"/>
    </style:style>
    <style:style style:name="P5" style:family="paragraph" style:parent-style-name="Table_20_Contents">
      <style:paragraph-properties fo:text-align="center" style:justify-single-word="false"/>
      <style:text-properties officeooo:rsid="00171ac2" officeooo:paragraph-rsid="00171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mnado Proyecto Linceduino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urso</text:p>
          </table:table-cell>
          <table:table-cell table:style-name="Tabla1.C1" office:value-type="string">
            <text:p text:style-name="P5">Correo electrónico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5-11-15T20:32:12.644720137</meta:creation-date>
    <dc:date>2015-11-15T20:36:54.670105251</dc:date>
    <dc:creator>pedro </dc:creator>
    <meta:editing-duration>PT4M41S</meta:editing-duration>
    <meta:editing-cycles>2</meta:editing-cycles>
    <meta:generator>LibreOffice/4.4.3.2$Linux_X86_64 LibreOffice_project/40m0$Build-2</meta:generator>
    <meta:document-statistic meta:table-count="1" meta:image-count="0" meta:object-count="0" meta:page-count="2" meta:paragraph-count="4" meta:word-count="7" meta:character-count="57" meta:non-whitespace-character-count="54"/>
  </office:meta>
</office:document-meta>
</file>